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1583in"/>
    </style:style>
    <style:style style:name="co4" style:family="table-column">
      <style:table-column-properties fo:break-before="auto" style:column-width="1.1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20-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09.67" calcext:value-type="float">
            <text:p>209.6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3.21" calcext:value-type="float">
            <text:p>203.2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9.93" calcext:value-type="float">
            <text:p>209.9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209.11" calcext:value-type="float">
            <text:p>209.1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13.38" calcext:value-type="float">
            <text:p>213.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09.02" calcext:value-type="float">
            <text:p>209.0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11.16" calcext:value-type="float">
            <text:p>211.1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10.32" calcext:value-type="float">
            <text:p>210.3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8.98" calcext:value-type="float">
            <text:p>208.9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12.42" calcext:value-type="float">
            <text:p>212.4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15.09" calcext:value-type="float">
            <text:p>215.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9.31" calcext:value-type="float">
            <text:p>209.3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13.07" calcext:value-type="float">
            <text:p>213.0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7.73" calcext:value-type="float">
            <text:p>217.7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02.84" calcext:value-type="float">
            <text:p>202.8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209.11" calcext:value-type="float">
            <text:p>209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203.21" calcext:value-type="float">
            <text:p>203.2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202.84" calcext:value-type="float">
            <text:p>202.84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7])" office:value-type="float" office:value="211.086" calcext:value-type="float">
            <text:p>211.086</text:p>
          </table:table-cell>
          <table:table-cell table:style-name="ce1" table:formula="of:=AVERAGE([.C3:.C7])" office:value-type="float" office:value="62" calcext:value-type="float">
            <text:p>62</text:p>
          </table:table-cell>
          <table:table-cell/>
          <table:table-cell office:value-type="string" calcext:value-type="string">
            <text:p>AVG</text:p>
          </table:table-cell>
          <table:table-cell table:formula="of:=AVERAGE([.F3:.F7])" office:value-type="float" office:value="211.946" calcext:value-type="float">
            <text:p>211.946</text:p>
          </table:table-cell>
          <table:table-cell table:style-name="ce1" table:formula="of:=AVERAGE([.G3:.G7])" office:value-type="float" office:value="59.2" calcext:value-type="float">
            <text:p>59</text:p>
          </table:table-cell>
          <table:table-cell/>
          <table:table-cell office:value-type="string" calcext:value-type="string">
            <text:p>AVG</text:p>
          </table:table-cell>
          <table:table-cell table:formula="of:=AVERAGE([.J3:.J7])" office:value-type="float" office:value="208.016" calcext:value-type="float">
            <text:p>208.016</text:p>
          </table:table-cell>
          <table:table-cell table:style-name="ce1" table:formula="of:=AVERAGE([.K3:.K7])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:.B7])" office:value-type="float" office:value="213.07" calcext:value-type="float">
            <text:p>213.0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:.F7])" office:value-type="float" office:value="217.73" calcext:value-type="float">
            <text:p>217.73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3:.J7])" office:value-type="float" office:value="209.93" calcext:value-type="float">
            <text:p>209.9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651.02" calcext:value-type="float">
            <text:p>651.02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643.01" calcext:value-type="float">
            <text:p>643.01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95.97" calcext:value-type="float">
            <text:p>395.9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646.11" calcext:value-type="float">
            <text:p>646.11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631.34" calcext:value-type="float">
            <text:p>631.3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410.14" calcext:value-type="float">
            <text:p>410.1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653.55" calcext:value-type="float">
            <text:p>653.55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626.38" calcext:value-type="float">
            <text:p>626.3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415.89" calcext:value-type="float">
            <text:p>415.8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646.87" calcext:value-type="float">
            <text:p>646.87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626.27" calcext:value-type="float">
            <text:p>626.27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400.5" calcext:value-type="float">
            <text:p>400.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644.53" calcext:value-type="float">
            <text:p>644.5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630.53" calcext:value-type="float">
            <text:p>630.53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407.38" calcext:value-type="float">
            <text:p>407.3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4:.B18])" office:value-type="float" office:value="644.53" calcext:value-type="float">
            <text:p>644.5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4:.F18])" office:value-type="float" office:value="626.27" calcext:value-type="float">
            <text:p>626.2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4:.J18])" office:value-type="float" office:value="395.97" calcext:value-type="float">
            <text:p>395.97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4:.B18])" office:value-type="float" office:value="648.416" calcext:value-type="float">
            <text:p>648.416</text:p>
          </table:table-cell>
          <table:table-cell table:style-name="ce1" table:formula="of:=AVERAGE([.C14:.C18])" office:value-type="float" office:value="272.6" calcext:value-type="float">
            <text:p>273</text:p>
          </table:table-cell>
          <table:table-cell/>
          <table:table-cell office:value-type="string" calcext:value-type="string">
            <text:p>AVG</text:p>
          </table:table-cell>
          <table:table-cell table:formula="of:=AVERAGE([.F14:.F18])" office:value-type="float" office:value="631.506" calcext:value-type="float">
            <text:p>631.506</text:p>
          </table:table-cell>
          <table:table-cell table:style-name="ce1" table:formula="of:=AVERAGE([.G14:.G18])" office:value-type="float" office:value="263.2" calcext:value-type="float">
            <text:p>263</text:p>
          </table:table-cell>
          <table:table-cell/>
          <table:table-cell office:value-type="string" calcext:value-type="string">
            <text:p>AVG</text:p>
          </table:table-cell>
          <table:table-cell table:formula="of:=AVERAGE([.J14:.J18])" office:value-type="float" office:value="405.976" calcext:value-type="float">
            <text:p>405.976</text:p>
          </table:table-cell>
          <table:table-cell table:style-name="ce1" table:formula="of:=AVERAGE([.K14:.K18])" office:value-type="float" office:value="272.2" calcext:value-type="float">
            <text:p>272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4:.B18])" office:value-type="float" office:value="653.55" calcext:value-type="float">
            <text:p>653.5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14:.F18])" office:value-type="float" office:value="643.01" calcext:value-type="float">
            <text:p>643.01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14:.J18])" office:value-type="float" office:value="415.89" calcext:value-type="float">
            <text:p>415.8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317.51" calcext:value-type="float">
            <text:p>317.5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980.82" calcext:value-type="float">
            <text:p>2980.82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97.8" calcext:value-type="float">
            <text:p>1897.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13.95" calcext:value-type="float">
            <text:p>313.95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984.03" calcext:value-type="float">
            <text:p>2984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01.96" calcext:value-type="float">
            <text:p>1901.9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308.55" calcext:value-type="float">
            <text:p>308.55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122.26" calcext:value-type="float">
            <text:p>3122.26</text:p>
          </table:table-cell>
          <table:table-cell office:value-type="float" office:value="2346" calcext:value-type="float">
            <text:p>234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892.61" calcext:value-type="float">
            <text:p>1892.61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302.03" calcext:value-type="float">
            <text:p>302.03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038.87" calcext:value-type="float">
            <text:p>3038.87</text:p>
          </table:table-cell>
          <table:table-cell office:value-type="float" office:value="3153" calcext:value-type="float">
            <text:p>315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878.13" calcext:value-type="float">
            <text:p>1878.1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307.39" calcext:value-type="float">
            <text:p>307.3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098.95" calcext:value-type="float">
            <text:p>3098.9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922.72" calcext:value-type="float">
            <text:p>1922.7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5:.B29])" office:value-type="float" office:value="302.03" calcext:value-type="float">
            <text:p>302.0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5:.F29])" office:value-type="float" office:value="2980.82" calcext:value-type="float">
            <text:p>2980.8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5:.J29])" office:value-type="float" office:value="1878.13" calcext:value-type="float">
            <text:p>1878.1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5:.B29])" office:value-type="float" office:value="309.886" calcext:value-type="float">
            <text:p>309.886</text:p>
          </table:table-cell>
          <table:table-cell table:style-name="ce1" table:formula="of:=AVERAGE([.C25:.C29])" office:value-type="float" office:value="244.6" calcext:value-type="float">
            <text:p>245</text:p>
          </table:table-cell>
          <table:table-cell/>
          <table:table-cell office:value-type="string" calcext:value-type="string">
            <text:p>AVG</text:p>
          </table:table-cell>
          <table:table-cell table:formula="of:=AVERAGE([.F25:.F29])" office:value-type="float" office:value="3044.986" calcext:value-type="float">
            <text:p>3044.986</text:p>
          </table:table-cell>
          <table:table-cell table:style-name="ce1" table:formula="of:=AVERAGE([.G25:.G29])" office:value-type="float" office:value="3186.2" calcext:value-type="float">
            <text:p>3186</text:p>
          </table:table-cell>
          <table:table-cell/>
          <table:table-cell office:value-type="string" calcext:value-type="string">
            <text:p>AVG</text:p>
          </table:table-cell>
          <table:table-cell table:formula="of:=AVERAGE([.J25:.J29])" office:value-type="float" office:value="1898.644" calcext:value-type="float">
            <text:p>1898.644</text:p>
          </table:table-cell>
          <table:table-cell table:style-name="ce1" table:formula="of:=AVERAGE([.K25:.K29])"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5:.B29])" office:value-type="float" office:value="317.51" calcext:value-type="float">
            <text:p>317.51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25:.F29])" office:value-type="float" office:value="3122.26" calcext:value-type="float">
            <text:p>3122.2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25:.J29])" office:value-type="float" office:value="1922.72" calcext:value-type="float">
            <text:p>1922.7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448.47" calcext:value-type="float">
            <text:p>1448.4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144.78" calcext:value-type="float">
            <text:p>1144.78</text:p>
          </table:table-cell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506.14" calcext:value-type="float">
            <text:p>1506.14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148.02" calcext:value-type="float">
            <text:p>1148.02</text:p>
          </table:table-cell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463.23" calcext:value-type="float">
            <text:p>1463.23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129" calcext:value-type="float">
            <text:p>1129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483.06" calcext:value-type="float">
            <text:p>1483.06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114.9" calcext:value-type="float">
            <text:p>1114.9</text:p>
          </table:table-cell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502.89" calcext:value-type="float">
            <text:p>1502.89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139.24" calcext:value-type="float">
            <text:p>1139.24</text:p>
          </table:table-cell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6:.B40])" office:value-type="float" office:value="1448.47" calcext:value-type="float">
            <text:p>1448.4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6:.F40])" office:value-type="float" office:value="1114.9" calcext:value-type="float">
            <text:p>111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6:.B40])" office:value-type="float" office:value="1480.758" calcext:value-type="float">
            <text:p>1480.758</text:p>
          </table:table-cell>
          <table:table-cell table:style-name="ce1" table:formula="of:=AVERAGE([.C36:.C40])" office:value-type="float" office:value="2660.6" calcext:value-type="float">
            <text:p>2661</text:p>
          </table:table-cell>
          <table:table-cell/>
          <table:table-cell office:value-type="string" calcext:value-type="string">
            <text:p>AVG</text:p>
          </table:table-cell>
          <table:table-cell table:formula="of:=AVERAGE([.F36:.F40])" office:value-type="float" office:value="1135.188" calcext:value-type="float">
            <text:p>1135.188</text:p>
          </table:table-cell>
          <table:table-cell table:style-name="ce1" table:formula="of:=AVERAGE([.G36:.G40])" office:value-type="float" office:value="2174.2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6:.B40])" office:value-type="float" office:value="1506.14" calcext:value-type="float">
            <text:p>1506.1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6:.F40])" office:value-type="float" office:value="1148.02" calcext:value-type="float">
            <text:p>1148.02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780.21" calcext:value-type="float">
            <text:p>1780.2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97.89" calcext:value-type="float">
            <text:p>1897.8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557.57" calcext:value-type="float">
            <text:p>1557.5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818.31" calcext:value-type="float">
            <text:p>1818.3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886.31" calcext:value-type="float">
            <text:p>1886.3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565.67" calcext:value-type="float">
            <text:p>1565.6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825.39" calcext:value-type="float">
            <text:p>1825.3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826.29" calcext:value-type="float">
            <text:p>1826.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527.89" calcext:value-type="float">
            <text:p>1527.8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842.74" calcext:value-type="float">
            <text:p>1842.7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910.65" calcext:value-type="float">
            <text:p>1910.6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557.28" calcext:value-type="float">
            <text:p>1557.2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824.77" calcext:value-type="float">
            <text:p>1824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837.03" calcext:value-type="float">
            <text:p>1837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605.48" calcext:value-type="float">
            <text:p>1605.4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8:.B52])" office:value-type="float" office:value="1780.21" calcext:value-type="float">
            <text:p>1780.2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48:.F52])" office:value-type="float" office:value="1826.29" calcext:value-type="float">
            <text:p>1826.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48:.J52])" office:value-type="float" office:value="1527.89" calcext:value-type="float">
            <text:p>1527.8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8:.B52])" office:value-type="float" office:value="1818.284" calcext:value-type="float">
            <text:p>1818.284</text:p>
          </table:table-cell>
          <table:table-cell table:style-name="ce1" table:formula="of:=AVERAGE([.C48:.C52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48:.F52])" office:value-type="float" office:value="1871.634" calcext:value-type="float">
            <text:p>1871.634</text:p>
          </table:table-cell>
          <table:table-cell table:style-name="ce1" table:formula="of:=AVERAGE([.G48:.G52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J48:.J52])" office:value-type="float" office:value="1562.778" calcext:value-type="float">
            <text:p>1562.778</text:p>
          </table:table-cell>
          <table:table-cell table:style-name="ce1" table:formula="of:=AVERAGE([.K48:.K52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48:.B52])" office:value-type="float" office:value="1842.74" calcext:value-type="float">
            <text:p>1842.7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48:.F52])" office:value-type="float" office:value="1910.65" calcext:value-type="float">
            <text:p>1910.6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48:.J52])" office:value-type="float" office:value="1605.48" calcext:value-type="float">
            <text:p>1605.48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391.44" calcext:value-type="float">
            <text:p>4391.4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068.08" calcext:value-type="float">
            <text:p>3068.0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521.38" calcext:value-type="float">
            <text:p>4521.3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158.51" calcext:value-type="float">
            <text:p>3158.51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532.1" calcext:value-type="float">
            <text:p>4532.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106.08" calcext:value-type="float">
            <text:p>3106.0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518.04" calcext:value-type="float">
            <text:p>4518.0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091.14" calcext:value-type="float">
            <text:p>3091.1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593.45" calcext:value-type="float">
            <text:p>4593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134.94" calcext:value-type="float">
            <text:p>3134.9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0:.B64])" office:value-type="float" office:value="4391.44" calcext:value-type="float">
            <text:p>4391.4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60:.F64])" office:value-type="float" office:value="3068.08" calcext:value-type="float">
            <text:p>3068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0:.B64])" office:value-type="float" office:value="4511.282" calcext:value-type="float">
            <text:p>4511.282</text:p>
          </table:table-cell>
          <table:table-cell table:style-name="ce1" table:formula="of:=AVERAGE([.C60:.C64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60:.F64])" office:value-type="float" office:value="3111.75" calcext:value-type="float">
            <text:p>3111.75</text:p>
          </table:table-cell>
          <table:table-cell table:style-name="ce1" table:formula="of:=AVERAGE([.G60:.G64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60:.B64])" office:value-type="float" office:value="4593.45" calcext:value-type="float">
            <text:p>4593.4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60:.F64])" office:value-type="float" office:value="3158.51" calcext:value-type="float">
            <text:p>3158.51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09.11" calcext:value-type="float">
            <text:p>209.11</text:p>
          </table:table-cell>
          <table:table-cell table:style-name="ce2" office:value-type="float" office:value="211.086" calcext:value-type="float">
            <text:p>211.09</text:p>
          </table:table-cell>
          <table:table-cell table:style-name="ce2" table:formula="of:=100*([.C72]-[.B72])/[.B72]" office:value-type="float" office:value="0.94495719956004" calcext:value-type="float">
            <text:p>0.94</text:p>
          </table:table-cell>
          <table:table-cell table:style-name="ce2" office:value-type="float" office:value="213.07" calcext:value-type="float">
            <text:p>213.07</text:p>
          </table:table-cell>
          <table:table-cell table:style-name="ce2" table:formula="of:=100*([.E72]-[.B72])/[.B72]" office:value-type="float" office:value="1.89374013677011" calcext:value-type="float">
            <text:p>1.8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03.21" calcext:value-type="float">
            <text:p>203.21</text:p>
          </table:table-cell>
          <table:table-cell table:style-name="ce2" office:value-type="float" office:value="211.946" calcext:value-type="float">
            <text:p>211.95</text:p>
          </table:table-cell>
          <table:table-cell table:style-name="ce2" table:formula="of:=100*([.C73]-[.B73])/[.B73]" office:value-type="float" office:value="4.29900103341371" calcext:value-type="float">
            <text:p>4.30</text:p>
          </table:table-cell>
          <table:table-cell table:style-name="ce2" office:value-type="float" office:value="217.73" calcext:value-type="float">
            <text:p>217.73</text:p>
          </table:table-cell>
          <table:table-cell table:style-name="ce2" table:formula="of:=100*([.E73]-[.B73])/[.B73]" office:value-type="float" office:value="7.14531765169036" calcext:value-type="float">
            <text:p>7.15</text:p>
          </table:table-cell>
          <table:table-cell table:style-name="ce1" office:value-type="float" office:value="59.2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02.84" calcext:value-type="float">
            <text:p>202.84</text:p>
          </table:table-cell>
          <table:table-cell table:style-name="ce2" office:value-type="float" office:value="208.016" calcext:value-type="float">
            <text:p>208.02</text:p>
          </table:table-cell>
          <table:table-cell table:style-name="ce2" table:formula="of:=100*([.C74]-[.B74])/[.B74]" office:value-type="float" office:value="2.55176493788207" calcext:value-type="float">
            <text:p>2.55</text:p>
          </table:table-cell>
          <table:table-cell table:style-name="ce2" office:value-type="float" office:value="209.93" calcext:value-type="float">
            <text:p>209.93</text:p>
          </table:table-cell>
          <table:table-cell table:style-name="ce2" table:formula="of:=100*([.E74]-[.B74])/[.B74]" office:value-type="float" office:value="3.49536580556104" calcext:value-type="float">
            <text:p>3.50</text:p>
          </table:table-cell>
          <table:table-cell table:style-name="ce1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644.53" calcext:value-type="float">
            <text:p>644.53</text:p>
          </table:table-cell>
          <table:table-cell table:style-name="ce2" office:value-type="float" office:value="648.416" calcext:value-type="float">
            <text:p>648.42</text:p>
          </table:table-cell>
          <table:table-cell table:style-name="ce2" table:formula="of:=100*([.C75]-[.B75])/[.B75]" office:value-type="float" office:value="0.602919957178094" calcext:value-type="float">
            <text:p>0.60</text:p>
          </table:table-cell>
          <table:table-cell table:style-name="ce2" office:value-type="float" office:value="653.55" calcext:value-type="float">
            <text:p>653.55</text:p>
          </table:table-cell>
          <table:table-cell table:style-name="ce2" table:formula="of:=100*([.E75]-[.B75])/[.B75]" office:value-type="float" office:value="1.3994693807891" calcext:value-type="float">
            <text:p>1.40</text:p>
          </table:table-cell>
          <table:table-cell table:style-name="ce1" office:value-type="float" office:value="272.6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626.27" calcext:value-type="float">
            <text:p>626.27</text:p>
          </table:table-cell>
          <table:table-cell table:style-name="ce2" office:value-type="float" office:value="631.506" calcext:value-type="float">
            <text:p>631.51</text:p>
          </table:table-cell>
          <table:table-cell table:style-name="ce2" table:formula="of:=100*([.C76]-[.B76])/[.B76]" office:value-type="float" office:value="0.836061123796444" calcext:value-type="float">
            <text:p>0.84</text:p>
          </table:table-cell>
          <table:table-cell table:style-name="ce2" office:value-type="float" office:value="643.01" calcext:value-type="float">
            <text:p>643.01</text:p>
          </table:table-cell>
          <table:table-cell table:style-name="ce2" table:formula="of:=100*([.E76]-[.B76])/[.B76]" office:value-type="float" office:value="2.6729685279512" calcext:value-type="float">
            <text:p>2.67</text:p>
          </table:table-cell>
          <table:table-cell table:style-name="ce1" office:value-type="float" office:value="263.2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395.97" calcext:value-type="float">
            <text:p>395.97</text:p>
          </table:table-cell>
          <table:table-cell table:style-name="ce2" office:value-type="float" office:value="405.976" calcext:value-type="float">
            <text:p>405.98</text:p>
          </table:table-cell>
          <table:table-cell table:style-name="ce2" table:formula="of:=100*([.C77]-[.B77])/[.B77]" office:value-type="float" office:value="2.52695911306411" calcext:value-type="float">
            <text:p>2.53</text:p>
          </table:table-cell>
          <table:table-cell table:style-name="ce2" office:value-type="float" office:value="415.89" calcext:value-type="float">
            <text:p>415.89</text:p>
          </table:table-cell>
          <table:table-cell table:style-name="ce2" table:formula="of:=100*([.E77]-[.B77])/[.B77]" office:value-type="float" office:value="5.03068414273808" calcext:value-type="float">
            <text:p>5.03</text:p>
          </table:table-cell>
          <table:table-cell table:style-name="ce1" office:value-type="float" office:value="272.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302.03" calcext:value-type="float">
            <text:p>302.03</text:p>
          </table:table-cell>
          <table:table-cell table:style-name="ce2" office:value-type="float" office:value="309.886" calcext:value-type="float">
            <text:p>309.89</text:p>
          </table:table-cell>
          <table:table-cell table:style-name="ce2" table:formula="of:=100*([.C78]-[.B78])/[.B78]" office:value-type="float" office:value="2.60106611925967" calcext:value-type="float">
            <text:p>2.60</text:p>
          </table:table-cell>
          <table:table-cell table:style-name="ce2" office:value-type="float" office:value="317.51" calcext:value-type="float">
            <text:p>317.51</text:p>
          </table:table-cell>
          <table:table-cell table:style-name="ce2" table:formula="of:=100*([.E78]-[.B78])/[.B78]" office:value-type="float" office:value="5.12531867695263" calcext:value-type="float">
            <text:p>5.13</text:p>
          </table:table-cell>
          <table:table-cell table:style-name="ce1" office:value-type="float" office:value="244.6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980.82" calcext:value-type="float">
            <text:p>2980.82</text:p>
          </table:table-cell>
          <table:table-cell table:style-name="ce2" office:value-type="float" office:value="3044.986" calcext:value-type="float">
            <text:p>3044.99</text:p>
          </table:table-cell>
          <table:table-cell table:style-name="ce2" table:formula="of:=100*([.C79]-[.B79])/[.B79]" office:value-type="float" office:value="2.15262914231653" calcext:value-type="float">
            <text:p>2.15</text:p>
          </table:table-cell>
          <table:table-cell table:style-name="ce2" office:value-type="float" office:value="3122.26" calcext:value-type="float">
            <text:p>3122.26</text:p>
          </table:table-cell>
          <table:table-cell table:style-name="ce2" table:formula="of:=100*([.E79]-[.B79])/[.B79]" office:value-type="float" office:value="4.74500305285123" calcext:value-type="float">
            <text:p>4.75</text:p>
          </table:table-cell>
          <table:table-cell table:style-name="ce1" office:value-type="float" office:value="3186.2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878.13" calcext:value-type="float">
            <text:p>1878.13</text:p>
          </table:table-cell>
          <table:table-cell table:style-name="ce2" office:value-type="float" office:value="1898.644" calcext:value-type="float">
            <text:p>1898.64</text:p>
          </table:table-cell>
          <table:table-cell table:style-name="ce2" table:formula="of:=100*([.C80]-[.B80])/[.B80]" office:value-type="float" office:value="1.09225665954964" calcext:value-type="float">
            <text:p>1.09</text:p>
          </table:table-cell>
          <table:table-cell table:style-name="ce2" office:value-type="float" office:value="1922.72" calcext:value-type="float">
            <text:p>1922.72</text:p>
          </table:table-cell>
          <table:table-cell table:style-name="ce2" table:formula="of:=100*([.E80]-[.B80])/[.B80]" office:value-type="float" office:value="2.37417005212631" calcext:value-type="float">
            <text:p>2.37</text:p>
          </table:table-cell>
          <table:table-cell table:style-name="ce1"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448.47" calcext:value-type="float">
            <text:p>1448.47</text:p>
          </table:table-cell>
          <table:table-cell table:style-name="ce2" office:value-type="float" office:value="1480.758" calcext:value-type="float">
            <text:p>1480.76</text:p>
          </table:table-cell>
          <table:table-cell table:style-name="ce2" table:formula="of:=100*([.C81]-[.B81])/[.B81]" office:value-type="float" office:value="2.22911071682534" calcext:value-type="float">
            <text:p>2.23</text:p>
          </table:table-cell>
          <table:table-cell table:style-name="ce2" office:value-type="float" office:value="1506.14" calcext:value-type="float">
            <text:p>1506.14</text:p>
          </table:table-cell>
          <table:table-cell table:style-name="ce2" table:formula="of:=100*([.E81]-[.B81])/[.B81]" office:value-type="float" office:value="3.98144248759036" calcext:value-type="float">
            <text:p>3.98</text:p>
          </table:table-cell>
          <table:table-cell table:style-name="ce1" office:value-type="float" office:value="2660.6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114.9" calcext:value-type="float">
            <text:p>1114.90</text:p>
          </table:table-cell>
          <table:table-cell table:style-name="ce2" office:value-type="float" office:value="1135.188" calcext:value-type="float">
            <text:p>1135.19</text:p>
          </table:table-cell>
          <table:table-cell table:style-name="ce2" table:formula="of:=100*([.C82]-[.B82])/[.B82]" office:value-type="float" office:value="1.81971477262535" calcext:value-type="float">
            <text:p>1.82</text:p>
          </table:table-cell>
          <table:table-cell table:style-name="ce2" office:value-type="float" office:value="1148.02" calcext:value-type="float">
            <text:p>1148.02</text:p>
          </table:table-cell>
          <table:table-cell table:style-name="ce2" table:formula="of:=100*([.E82]-[.B82])/[.B82]" office:value-type="float" office:value="2.97067001524799" calcext:value-type="float">
            <text:p>2.97</text:p>
          </table:table-cell>
          <table:table-cell table:style-name="ce1" office:value-type="float" office:value="2174.2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780.21" calcext:value-type="float">
            <text:p>1780.21</text:p>
          </table:table-cell>
          <table:table-cell table:style-name="ce2" office:value-type="float" office:value="1818.284" calcext:value-type="float">
            <text:p>1818.28</text:p>
          </table:table-cell>
          <table:table-cell table:style-name="ce2" table:formula="of:=100*([.C83]-[.B83])/[.B83]" office:value-type="float" office:value="2.13873644120638" calcext:value-type="float">
            <text:p>2.14</text:p>
          </table:table-cell>
          <table:table-cell table:style-name="ce2" office:value-type="float" office:value="1842.74" calcext:value-type="float">
            <text:p>1842.74</text:p>
          </table:table-cell>
          <table:table-cell table:style-name="ce2" table:formula="of:=100*([.E83]-[.B83])/[.B83]" office:value-type="float" office:value="3.51250695142708" calcext:value-type="float">
            <text:p>3.51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1826.29" calcext:value-type="float">
            <text:p>1826.29</text:p>
          </table:table-cell>
          <table:table-cell table:style-name="ce2" office:value-type="float" office:value="1871.634" calcext:value-type="float">
            <text:p>1871.63</text:p>
          </table:table-cell>
          <table:table-cell table:style-name="ce2" table:formula="of:=100*([.C84]-[.B84])/[.B84]" office:value-type="float" office:value="2.48284774050124" calcext:value-type="float">
            <text:p>2.48</text:p>
          </table:table-cell>
          <table:table-cell table:style-name="ce2" office:value-type="float" office:value="1910.65" calcext:value-type="float">
            <text:p>1910.65</text:p>
          </table:table-cell>
          <table:table-cell table:style-name="ce2" table:formula="of:=100*([.E84]-[.B84])/[.B84]" office:value-type="float" office:value="4.61920067459167" calcext:value-type="float">
            <text:p>4.62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527.89" calcext:value-type="float">
            <text:p>1527.89</text:p>
          </table:table-cell>
          <table:table-cell table:style-name="ce2" office:value-type="float" office:value="1562.778" calcext:value-type="float">
            <text:p>1562.78</text:p>
          </table:table-cell>
          <table:table-cell table:style-name="ce2" table:formula="of:=100*([.C85]-[.B85])/[.B85]" office:value-type="float" office:value="2.28341045494112" calcext:value-type="float">
            <text:p>2.28</text:p>
          </table:table-cell>
          <table:table-cell table:style-name="ce2" office:value-type="float" office:value="1605.48" calcext:value-type="float">
            <text:p>1605.48</text:p>
          </table:table-cell>
          <table:table-cell table:style-name="ce2" table:formula="of:=100*([.E85]-[.B85])/[.B85]" office:value-type="float" office:value="5.07824516162812" calcext:value-type="float">
            <text:p>5.08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4391.44" calcext:value-type="float">
            <text:p>4391.44</text:p>
          </table:table-cell>
          <table:table-cell table:style-name="ce2" office:value-type="float" office:value="4511.282" calcext:value-type="float">
            <text:p>4511.28</text:p>
          </table:table-cell>
          <table:table-cell table:style-name="ce2" table:formula="of:=100*([.C86]-[.B86])/[.B86]" office:value-type="float" office:value="2.72899094602227" calcext:value-type="float">
            <text:p>2.73</text:p>
          </table:table-cell>
          <table:table-cell table:style-name="ce2" office:value-type="float" office:value="4593.45" calcext:value-type="float">
            <text:p>4593.45</text:p>
          </table:table-cell>
          <table:table-cell table:style-name="ce2" table:formula="of:=100*([.E86]-[.B86])/[.B86]" office:value-type="float" office:value="4.60008562111745" calcext:value-type="float">
            <text:p>4.60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068.08" calcext:value-type="float">
            <text:p>3068.08</text:p>
          </table:table-cell>
          <table:table-cell table:style-name="ce2" office:value-type="float" office:value="3111.75" calcext:value-type="float">
            <text:p>3111.75</text:p>
          </table:table-cell>
          <table:table-cell table:style-name="ce2" table:formula="of:=100*([.C87]-[.B87])/[.B87]" office:value-type="float" office:value="1.42336575317463" calcext:value-type="float">
            <text:p>1.42</text:p>
          </table:table-cell>
          <table:table-cell table:style-name="ce2" office:value-type="float" office:value="3158.51" calcext:value-type="float">
            <text:p>3158.51</text:p>
          </table:table-cell>
          <table:table-cell table:style-name="ce2" table:formula="of:=100*([.E87]-[.B87])/[.B87]" office:value-type="float" office:value="2.94744595968815" calcext:value-type="float">
            <text:p>2.95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7:32:24.805393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42:01.827550414</meta:creation-date>
    <dc:date>2024-09-06T17:41:52.780980626</dc:date>
    <meta:editing-duration>PT39M20S</meta:editing-duration>
    <meta:editing-cycles>29</meta:editing-cycles>
    <meta:generator>LibreOffice/24.2.5.2$Linux_X86_64 LibreOffice_project/420$Build-2</meta:generator>
    <meta:document-statistic meta:table-count="1" meta:cell-count="520" meta:object-count="0"/>
  </office:meta>
</office:document-meta>
</file>